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6pt" officeooo:rsid="001de133" officeooo:paragraph-rsid="001de133" style:font-size-asian="22.75pt" style:font-size-complex="26pt"/>
    </style:style>
    <style:style style:name="P2" style:family="paragraph" style:parent-style-name="Standard">
      <style:paragraph-properties fo:text-align="center" style:justify-single-word="false"/>
      <style:text-properties style:font-name="Arial" fo:font-size="45pt" officeooo:rsid="001de133" officeooo:paragraph-rsid="001de133" style:font-size-asian="45pt" style:font-size-complex="45pt"/>
    </style:style>
    <style:style style:name="P3" style:family="paragraph" style:parent-style-name="Standard">
      <style:paragraph-properties fo:text-align="center" style:justify-single-word="false"/>
      <style:text-properties style:font-name="Arial" fo:font-size="45pt" officeooo:rsid="0023c50b" officeooo:paragraph-rsid="0023c50b" style:font-size-asian="45pt" style:font-size-complex="45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0pt" officeooo:rsid="001de133" officeooo:paragraph-rsid="001de133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officeooo:rsid="001de133" officeooo:paragraph-rsid="001de133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3pt" officeooo:rsid="001de133" officeooo:paragraph-rsid="001de133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rsid="001de133" officeooo:paragraph-rsid="001de133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fo:color="#ff4000" loext:opacity="100%" style:font-name="Arial" fo:font-size="16pt" officeooo:rsid="001f82ed" officeooo:paragraph-rsid="001f82ed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Arial" fo:font-size="18pt" style:text-underline-style="solid" style:text-underline-width="auto" style:text-underline-color="font-color" fo:font-weight="bold" officeooo:rsid="001f82ed" officeooo:paragraph-rsid="001f82e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bold" officeooo:rsid="001f82ed" officeooo:paragraph-rsid="001f82ed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23c50b" officeooo:paragraph-rsid="0023c50b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514f8" officeooo:paragraph-rsid="002514f8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1f82ed" officeooo:paragraph-rsid="001f82ed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6f633" officeooo:paragraph-rsid="0026f633" style:font-size-asian="9.60000038146973pt" style:font-weight-asian="normal" style:font-size-complex="11pt" style:font-weight-complex="normal"/>
    </style:style>
    <style:style style:name="T1" style:family="text">
      <style:text-properties officeooo:rsid="002514f8"/>
    </style:style>
    <style:style style:name="T2" style:family="text">
      <style:text-properties officeooo:rsid="002359cf"/>
    </style:style>
    <style:style style:name="T3" style:family="text">
      <style:text-properties officeooo:rsid="0021820d"/>
    </style:style>
    <style:style style:name="T4" style:family="text">
      <style:text-properties officeooo:rsid="0026f633"/>
    </style:style>
    <style:style style:name="T5" style:family="text">
      <style:text-properties officeooo:rsid="00275e8d"/>
    </style:style>
    <style:style style:name="T6" style:family="text">
      <style:text-properties officeooo:rsid="00286b5d"/>
    </style:style>
    <style:style style:name="T7" style:family="text">
      <style:text-properties officeooo:rsid="0029399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2"/>
      <text:p text:style-name="P2"/>
      <text:p text:style-name="P3">FitArchive – <text:span text:style-name="T1">Project Write-up</text:span></text:p>
      <text:p text:style-name="P1"/>
      <text:p text:style-name="P4">By <text:span text:style-name="T2">Xorpax</text:span></text:p>
      <text:p text:style-name="P5"/>
      <text:p text:style-name="P6">December 2024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8">Project Contents</text:p>
      <text:p text:style-name="P7"/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</text:index-body>
      </text:table-of-conten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9">1. <text:span text:style-name="T3">Project Overview</text:span></text:p>
      <text:p text:style-name="P10"/>
      <text:p text:style-name="P11">Abstract</text:p>
      <text:p text:style-name="P10"/>
      <text:p text:style-name="P12">FitArchive is a personal project that aims to create a desktop application for tracking your exercise progress. While <text:span text:style-name="T4">working</text:span> to improve my physical health, <text:span text:style-name="T5">I found that </text:span>using a notebook and pen <text:span text:style-name="T5">to log my workouts </text:span>is only useful in the short <text:span text:style-name="T5">term.</text:span> <text:span text:style-name="T5">It became increasingly difficult to continue writing down new personal records in an organised manner without running out of space. FitArchive</text:span> will help me address <text:span text:style-name="T5">this</text:span> issue <text:span text:style-name="T5">by saving my workout data and analysing it in an easy-to-digest way</text:span>.</text:p>
      <text:p text:style-name="P13"/>
      <text:p text:style-name="P14">This app focuses on providing a platform to organise the information you require for your workouts, as well as <text:span text:style-name="T6">giving the users the ability to track and visualise their </text:span>progress. <text:span text:style-name="T6">By automating chart creation and calculations, it frees up time that would otherwise be spent on manual calculations</text:span>. <text:span text:style-name="T1">The interface of FitArchive is interactive and </text:span><text:span text:style-name="T6">includes all the essential</text:span><text:span text:style-name="T1"> functionalities </text:span><text:span text:style-name="T6">needed to </text:span><text:span text:style-name="T1">track progress, </text:span><text:span text:style-name="T6">with an emphasis on simplicity and clean design to ensure ease of navigation for all users</text:span><text:span text:style-name="T1">.</text:span></text:p>
      <text:p text:style-name="P10"/>
      <text:p text:style-name="P12">The application <text:span text:style-name="T6">is developed </text:span>in Python, as it is <text:span text:style-name="T6">the </text:span>programming language <text:span text:style-name="T6">I am most proficient in, allowing me to bring the best version of FitArchive to life</text:span>. All workout data <text:span text:style-name="T6">is </text:span>stored in <text:span text:style-name="T7">a</text:span> plain text <text:span text:style-name="T6">CSV file</text:span>. The primary libraries used <text:span text:style-name="T6">in the development</text:span> <text:span text:style-name="T6">of </text:span>FitArchive <text:span text:style-name="T6">include</text:span> <text:span text:style-name="T6">P</text:span>andas for data manipulation, and CustomTkinter for the GUI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2. <text:span text:style-name="T3">Core Features</text:span></text:p>
      <text:p text:style-name="P9"/>
      <text:p text:style-name="P9">3. <text:span text:style-name="T3">Implementation Highlights</text:span></text:p>
      <text:p text:style-name="P9"/>
      <text:p text:style-name="P9">4. <text:span text:style-name="T3">Testing and Validation</text:span></text:p>
      <text:p text:style-name="P9"/>
      <text:p text:style-name="P9">5. <text:span text:style-name="T3">Future Enhancements and Concerns</text:span></text:p>
      <text:p text:style-name="P9"/>
      <text:p text:style-name="P9">6. <text:span text:style-name="T3">Conclusio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9T22:48:17.283000000</meta:creation-date>
    <dc:date>2024-12-30T14:06:51.499000000</dc:date>
    <meta:editing-duration>PT35M5S</meta:editing-duration>
    <meta:editing-cycles>7</meta:editing-cycles>
    <meta:generator>LibreOffice/24.8.3.2$Windows_X86_64 LibreOffice_project/48a6bac9e7e268aeb4c3483fcf825c94556d9f92</meta:generator>
    <meta:document-statistic meta:table-count="0" meta:image-count="0" meta:object-count="0" meta:page-count="4" meta:paragraph-count="15" meta:word-count="253" meta:character-count="1564" meta:non-whitespace-character-count="1325"/>
  </office:meta>
</office:document-meta>
</file>